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Header">
      <style:paragraph-properties fo:margin-left="-0.203cm" fo:margin-right="0cm" fo:orphans="0" fo:widows="0" fo:text-indent="0cm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 fo:padding-left="0.141cm" fo:padding-right="0.141cm" fo:padding-top="0.035cm" fo:padding-bottom="0.035cm" fo:border="0.51pt solid #000000" style:shadow="non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padding-left="0.141cm" fo:padding-right="0.141cm" fo:padding-top="0.035cm" fo:padding-bottom="0.035cm" fo:border="0.51pt solid #000000" style:shadow="non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a Requirements</text:h>
      <text:h text:style-name="Heading_20_3" text:outline-level="3">REQ-Data-1 User</text:h>
      <text:p text:style-name="P4">The User collection shall have the attributes and keys as shown in the data dictionary Class: User.</text:p>
      <text:p text:style-name="P4"/>
      <text:p text:style-name="P7">Class: User</text:p>
      <text:p text:style-name="P5">Entries of this class represent users of the system.</text:p>
      <text:p text:style-name="P7">Attributes:</text:p>
      <text:p text:style-name="P5">email - TEXT, maximum of 30 characters, contains a local part, an “@”-symbol and domain. E.g., local@domain.</text:p>
      <text:p text:style-name="P5">password - string, maximum of 30 characters, minimum of 8 characters, and contains at least one of each character type: lowercase letters, uppercase letters and digits. Shall be stored in the database as a hashed value, see REQ-Account-8.</text:p>
      <text:p text:style-name="P5"><text:span text:style-name="T1">Keys:</text:span> </text:p>
      <text:p text:style-name="P5">The collection has the primary key: email.</text:p>
      <text:h text:style-name="Heading_20_1" text:outline-level="1">Function Requirements</text:h>
      <text:h text:style-name="Heading_20_2" text:outline-level="2">7.1 Account</text:h>
      <text:p text:style-name="P4">These functions are connected to the account creation of, and login to, user profiles. An account is exclusive to a single user.</text:p>
      <text:p text:style-name="P6"/>
      <text:h text:style-name="Heading_20_2" text:outline-level="2">7.1.1 Registration</text:h>
      <text:h text:style-name="Heading_20_3" text:outline-level="3">REQ-Account-1 Start view</text:h>
      <text:p text:style-name="P4"><text:span text:style-name="T1">Prerequisite:</text:span> A user is on the first page of the application.</text:p>
      <text:p text:style-name="P4">The user shall be able to choose between registering and logging in.</text:p>
      <text:p text:style-name="P4"/>
      <text:h text:style-name="Heading_20_3" text:outline-level="3">REQ-Account-2 Set up account</text:h>
      <text:p text:style-name="P4">The system shall support task 1.1.</text:p>
      <text:p text:style-name="P4"/>
      <text:p text:style-name="P7">Task 1.1: Getting started</text:p>
      <text:p text:style-name="P5"><text:span text:style-name="T1">Purpose:</text:span> Allows the user to create an account and set up a profile within the system.</text:p>
      <text:p text:style-name="P5"><text:span text:style-name="T1">Trigger/Precondition:</text:span> The user is not registered.</text:p>
      <text:p text:style-name="P5"><text:span text:style-name="T1">Frequency:</text:span> Once per account.</text:p>
      <text:p text:style-name="P5"><text:span text:style-name="T1">Description:</text:span> The user fills in account details and contact information.</text:p>
      <text:p text:style-name="P7">Sub-tasks:</text:p>
      <text:p text:style-name="P5">1. Visit the first page of the application<text:bookmark text:name="_GoBack"/>.</text:p>
      <text:p text:style-name="P5">2. Select register account.</text:p>
      <text:p text:style-name="P5">3. Fill out registration form.</text:p>
      <text:p text:style-name="P5">4. Verify identity.</text:p>
      <text:p text:style-name="P4"/>
      <text:h text:style-name="Heading_20_3" text:outline-level="3">REQ-Account-3 Finished registration</text:h>
      <text:p text:style-name="P4"><text:span text:style-name="T1">Prerequisite:</text:span> The user has filled out the registration form correctly.</text:p>
      <text:p text:style-name="P4">When the user finishes their registration, they shall be redirected to verify their identity.</text:p>
      <text:p text:style-name="P4"><text:soft-page-break/></text:p>
      <text:h text:style-name="Heading_20_3" text:outline-level="3">REQ-Account-4 Email validity</text:h>
      <text:p text:style-name="P4"><text:span text:style-name="T1">Prerequisite:</text:span> The user is entering their chosen email when creating an account.</text:p>
      <text:p text:style-name="P4">The user shall be required to choose an email that adheres to the email attribute description in REQ-Data-1.</text:p>
      <text:p text:style-name="P4"><text:s/></text:p>
      <text:h text:style-name="Heading_20_3" text:outline-level="3">REQ-Account-5 Email validity, not fulfilled</text:h>
      <text:p text:style-name="P4"><text:span text:style-name="T1">Prerequisite:</text:span> The user is entering their chosen email when creating an account.</text:p>
      <text:p text:style-name="P4">If the data format in REQ-Account-4 is not fulfilled, the user shall receive an error message asking them to change their email to follow the requirements.</text:p>
      <text:p text:style-name="P4"/>
      <text:h text:style-name="Heading_20_3" text:outline-level="3">REQ-Account-6 Password security, complexity</text:h>
      <text:p text:style-name="P4"><text:span text:style-name="T1">Prerequisite:</text:span> The user is entering their chosen password when creating an account.</text:p>
      <text:p text:style-name="P4">The user shall be required to choose a password that adheres to the password attribute description in REQ-Data-1. </text:p>
      <text:p text:style-name="P4"/>
      <text:h text:style-name="Heading_20_3" text:outline-level="3">REQ-Account-7 Password security, not fulfilled</text:h>
      <text:p text:style-name="P4"><text:span text:style-name="T1">Prerequisite: </text:span>The user has submitted their chosen password when creating an account.</text:p>
      <text:p text:style-name="P4">If the data format in REQ-Account-6 is not fulfilled, the user shall receive an error message asking them to change their password to follow the requirements.</text:p>
      <text:p text:style-name="P4"/>
      <text:h text:style-name="Heading_20_3" text:outline-level="3">REQ-Account-8 Database storage, general</text:h>
      <text:p text:style-name="P4"><text:span text:style-name="T1">Prerequisite: </text:span>An active user has a created account.</text:p>
      <text:p text:style-name="P4">The information provided by the user, as of REQ-Data-1, shall be stored in the database.</text:p>
      <text:p text:style-name="P4"/>
      <text:h text:style-name="Heading_20_3" text:outline-level="3">REQ-Account-9 Database storage, password</text:h>
      <text:p text:style-name="P4"><text:span text:style-name="T1">Prerequisite: </text:span>An active user has a created account.</text:p>
      <text:p text:style-name="P4">The password provided by the user shall be stored salted &amp; hashed in the database.</text:p>
      <text:p text:style-name="P6"/>
      <text:h text:style-name="Heading_20_3" text:outline-level="3">REQ-Account-10 New login unit</text:h>
      <text:p text:style-name="P4">If login data from a new unit is discovered for an account, an e-mail shall be sent out to the</text:p>
      <text:p text:style-name="P4">registered address to notify the us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51cm" fo:margin-left="0cm" fo:margin-top="0cm" fo:margin-bottom="0cm" table:align="left" style:writing-mode="lr-tb"/>
    </style:style>
    <style:style style:name="Table1.A" style:family="table-column">
      <style:table-column-properties style:column-width="5.5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51cm" fo:margin-left="0cm" fo:margin-top="0cm" fo:margin-bottom="0cm" table:align="left" style:writing-mode="lr-tb"/>
    </style:style>
    <style:style style:name="Table2.A" style:family="table-column">
      <style:table-column-properties style:column-width="5.50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 fo:margin-right="0cm" fo:orphans="0" fo:widows="0" fo:text-indent="0cm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dberg, Calle</meta:initial-creator>
    <meta:editing-cycles>76</meta:editing-cycles>
    <meta:creation-date>2020-12-18T00:31:00</meta:creation-date>
    <dc:date>2025-02-07T12:08:14.618679852</dc:date>
    <meta:editing-duration>PT15M39S</meta:editing-duration>
    <meta:generator>LibreOffice/7.3.7.2$Linux_X86_64 LibreOffice_project/30$Build-2</meta:generator>
    <meta:document-statistic meta:table-count="2" meta:image-count="0" meta:object-count="0" meta:page-count="2" meta:paragraph-count="54" meta:word-count="485" meta:character-count="3109" meta:non-whitespace-character-count="2674"/>
    <meta:user-defined meta:name="AppVersion">16.0000</meta:user-defined>
    <meta:user-defined meta:name="ContentTypeId">0x010100D7B6305ED332264E9962F5D0483114EF</meta:user-defined>
    <meta:template xlink:type="simple" xlink:actuate="onRequest" xlink:title="Normal" xlink:href=""/>
  </office:meta>
</office:document-meta>
</file>